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f79" officeooo:paragraph-rsid="0011af79"/>
    </style:style>
    <style:style style:name="P2" style:family="paragraph" style:parent-style-name="Standard">
      <style:text-properties officeooo:rsid="0011af79" officeooo:paragraph-rsid="00155769"/>
    </style:style>
    <style:style style:name="P3" style:family="paragraph" style:parent-style-name="Standard">
      <style:text-properties officeooo:rsid="0011af79" officeooo:paragraph-rsid="001eed02"/>
    </style:style>
    <style:style style:name="P4" style:family="paragraph" style:parent-style-name="Standard">
      <style:text-properties style:text-underline-style="none" fo:font-weight="normal" officeooo:rsid="0013ebe5" officeooo:paragraph-rsid="0011af79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3ebe5" officeooo:paragraph-rsid="001eed02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1af79" officeooo:paragraph-rsid="00155769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1af79" officeooo:paragraph-rsid="0014292b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1af79" officeooo:paragraph-rsid="0011af79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1af79" officeooo:paragraph-rsid="001eed02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a5e09" officeooo:paragraph-rsid="001eed02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a5e09" officeooo:paragraph-rsid="001c74f3" style:font-weight-asian="normal" style:font-weight-complex="normal"/>
    </style:style>
    <style:style style:name="P12" style:family="paragraph" style:parent-style-name="Standard">
      <style:text-properties style:text-underline-style="none" officeooo:rsid="0011af79" officeooo:paragraph-rsid="0014292b"/>
    </style:style>
    <style:style style:name="P13" style:family="paragraph" style:parent-style-name="Standard">
      <style:text-properties style:text-underline-style="none" officeooo:rsid="0011af79" officeooo:paragraph-rsid="001eed02"/>
    </style:style>
    <style:style style:name="P14" style:family="paragraph" style:parent-style-name="Standard">
      <style:text-properties style:text-underline-style="none" fo:font-weight="bold" officeooo:rsid="0013ebe5" officeooo:paragraph-rsid="00155769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13ebe5" officeooo:paragraph-rsid="001eed02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c74f3" officeooo:paragraph-rsid="001c74f3" style:font-weight-asian="bold" style:font-weight-complex="bold"/>
    </style:style>
    <style:style style:name="P17" style:family="paragraph" style:parent-style-name="Standard">
      <style:text-properties officeooo:rsid="00168f82" officeooo:paragraph-rsid="00168f82"/>
    </style:style>
    <style:style style:name="P18" style:family="paragraph" style:parent-style-name="Standard">
      <style:text-properties officeooo:rsid="00168f82" officeooo:paragraph-rsid="001c74f3"/>
    </style:style>
    <style:style style:name="P19" style:family="paragraph" style:parent-style-name="Standard">
      <style:text-properties fo:font-weight="bold" officeooo:rsid="001c74f3" officeooo:paragraph-rsid="001c74f3" style:font-weight-asian="bold" style:font-weight-complex="bold"/>
    </style:style>
    <style:style style:name="P20" style:family="paragraph" style:parent-style-name="Standard">
      <style:text-properties officeooo:rsid="001c74f3" officeooo:paragraph-rsid="001c74f3"/>
    </style:style>
    <style:style style:name="P21" style:family="paragraph" style:parent-style-name="Standard">
      <style:text-properties officeooo:rsid="001c74f3" officeooo:paragraph-rsid="001eed02"/>
    </style:style>
    <style:style style:name="P22" style:family="paragraph" style:parent-style-name="Standard">
      <style:text-properties officeooo:rsid="001eed02" officeooo:paragraph-rsid="001eed02"/>
    </style:style>
    <style:style style:name="P23" style:family="paragraph" style:parent-style-name="Standard">
      <style:text-properties officeooo:rsid="00188f2d" officeooo:paragraph-rsid="001eed02"/>
    </style:style>
    <style:style style:name="P24" style:family="paragraph" style:parent-style-name="Standard">
      <style:text-properties fo:font-weight="normal" officeooo:rsid="001eed02" officeooo:paragraph-rsid="001eed02" style:font-weight-asian="normal" style:font-weight-complex="normal"/>
    </style:style>
    <style:style style:name="P25" style:family="paragraph" style:parent-style-name="Standard">
      <style:text-properties fo:font-weight="normal" officeooo:rsid="0011af79" officeooo:paragraph-rsid="001eed02" style:font-weight-asian="normal" style:font-weight-complex="normal"/>
    </style:style>
    <style:style style:name="P2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1af79" officeooo:paragraph-rsid="0011af79"/>
    </style:style>
    <style:style style:name="P2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text-underline-style="none" fo:font-weight="normal" officeooo:rsid="001a5e09" officeooo:paragraph-rsid="001eed0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8f2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3ebe5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a5e09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eed02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168f82" style:font-weight-asian="normal" style:font-weight-complex="normal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officeooo:rsid="001a5e09"/>
    </style:style>
    <style:style style:name="T13" style:family="text">
      <style:text-properties style:text-underline-style="none" officeooo:rsid="0025a4c4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4292b" style:font-weight-asian="normal" style:font-weight-complex="normal"/>
    </style:style>
    <style:style style:name="T16" style:family="text">
      <style:text-properties fo:font-weight="normal" officeooo:rsid="001a5e09" style:font-weight-asian="normal" style:font-weight-complex="normal"/>
    </style:style>
    <style:style style:name="T17" style:family="text">
      <style:text-properties officeooo:rsid="0014292b"/>
    </style:style>
    <style:style style:name="T18" style:family="text">
      <style:text-properties officeooo:rsid="0016842a"/>
    </style:style>
    <style:style style:name="T19" style:family="text">
      <style:text-properties officeooo:rsid="00168f82"/>
    </style:style>
    <style:style style:name="T20" style:family="text">
      <style:text-properties officeooo:rsid="001a5e09"/>
    </style:style>
    <style:style style:name="T21" style:family="text">
      <style:text-properties officeooo:rsid="001c74f3"/>
    </style:style>
    <style:style style:name="T22" style:family="text">
      <style:text-properties officeooo:rsid="001eed02"/>
    </style:style>
    <style:style style:name="T23" style:family="text">
      <style:text-properties officeooo:rsid="0020ba0a"/>
    </style:style>
    <style:style style:name="T24" style:family="text">
      <style:text-properties officeooo:rsid="002272d2"/>
    </style:style>
    <style:style style:name="T25" style:family="text">
      <style:text-properties officeooo:rsid="0025a4c4"/>
    </style:style>
    <style:style style:name="T26" style:family="text">
      <style:text-properties officeooo:rsid="002733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ITY SETS:</text:p>
      <text:p text:style-name="P1"/>
      <text:p text:style-name="P1">1. PERSON</text:p>
      <text:p text:style-name="P6"><text:tab/><text:span text:style-name="T5">Username</text:span></text:p>
      <text:p text:style-name="P14"><text:tab/><text:span text:style-name="T3">Password</text:span></text:p>
      <text:p text:style-name="P6"><text:tab/>Name - first_name, last_name </text:p>
      <text:p text:style-name="P7"><text:tab/><text:span text:style-name="T17">Phone no</text:span></text:p>
      <text:p text:style-name="P12"><text:span text:style-name="T14"><text:tab/>Address – </text:span><text:span text:style-name="T15">State, City, Zip</text:span></text:p>
      <text:p text:style-name="P4"><text:tab/>Type</text:p>
      <text:p text:style-name="P1"><text:tab/>Email ID</text:p>
      <text:p text:style-name="P1"><text:tab/>Age</text:p>
      <text:p text:style-name="P1"><text:tab/><text:span text:style-name="T22">DOB</text:span></text:p>
      <text:p text:style-name="P23"><text:tab/></text:p>
      <text:p text:style-name="P3"><text:span text:style-name="T22">The functional Dependency </text:span><text:span text:style-name="T2">Zip ---&gt; State, City </text:span><text:span text:style-name="T22">holds</text:span>. <text:span text:style-name="T20">We decompose table into :</text:span></text:p>
      <text:p text:style-name="P3"/>
      <text:p text:style-name="P3">1<text:span text:style-name="T20">a</text:span>. PERSON</text:p>
      <text:p text:style-name="P9"><text:tab/><text:span text:style-name="T5">Username</text:span></text:p>
      <text:p text:style-name="P15"><text:tab/><text:span text:style-name="T14">Password</text:span></text:p>
      <text:p text:style-name="P9"><text:tab/>Name - first_name, last_name </text:p>
      <text:p text:style-name="P13"><text:span text:style-name="T14"><text:tab/></text:span><text:span text:style-name="T15">Phone no</text:span></text:p>
      <text:p text:style-name="P13"><text:span text:style-name="T15"><text:tab/></text:span><text:span text:style-name="T16">Zip</text:span></text:p>
      <text:p text:style-name="P5"><text:tab/>Type</text:p>
      <text:p text:style-name="P3"><text:tab/>Email ID</text:p>
      <text:p text:style-name="P3"><text:tab/>Age</text:p>
      <text:p text:style-name="P3"><text:tab/>DOB</text:p>
      <text:p text:style-name="P3">1<text:span text:style-name="T20">b</text:span>. <text:span text:style-name="T20">LOCATION</text:span></text:p>
      <text:p text:style-name="P3"><text:span text:style-name="T9"><text:tab/></text:span><text:span text:style-name="T6">Zip</text:span></text:p>
      <text:p text:style-name="P10"><text:tab/>City</text:p>
      <text:p text:style-name="P27"><text:tab/>State</text:p>
      <text:p text:style-name="P3"/>
      <text:p text:style-name="P1">2. EMPLOYEE</text:p>
      <text:p text:style-name="P2"><text:tab/><text:span text:style-name="T5">Username</text:span></text:p>
      <text:p text:style-name="P1"><text:tab/>Salary</text:p>
      <text:p text:style-name="P1"><text:tab/>Job</text:p>
      <text:p text:style-name="P1"><text:tab/>Timings</text:p>
      <text:p text:style-name="P22"/>
      <text:p text:style-name="P22">Here, the Functional Dependency <text:span text:style-name="T1">Job ---&gt; Salary </text:span><text:span text:style-name="T14">holds. Therefore, we decompose into :</text:span></text:p>
      <text:p text:style-name="P24"/>
      <text:p text:style-name="P24">2a. EMPLOYEE</text:p>
      <text:p text:style-name="P22"><text:span text:style-name="T14"><text:tab/></text:span><text:span text:style-name="T5">Username</text:span></text:p>
      <text:p text:style-name="P3"><text:tab/>Job</text:p>
      <text:p text:style-name="P25"><text:tab/>Timings</text:p>
      <text:p text:style-name="P24">2b. SALARY</text:p>
      <text:p text:style-name="P1"><text:tab/><text:span text:style-name="T7">Job</text:span><text:span text:style-name="T22"> </text:span></text:p>
      <text:p text:style-name="P26"><text:tab/><text:span text:style-name="T22">Salary</text:span></text:p>
      <text:p text:style-name="P1"/>
      <text:p text:style-name="P1">3. SHOP OWNER</text:p>
      <text:p text:style-name="P2"><text:tab/><text:span text:style-name="T5">Username</text:span></text:p>
      <text:p text:style-name="P1"><text:tab/>S<text:span text:style-name="T18">hop_Name</text:span></text:p>
      <text:p text:style-name="P1"/>
      <text:p text:style-name="P1"/>
      <text:p text:style-name="P1"/>
      <text:p text:style-name="P1"><text:soft-page-break/>4. CUSTOMER</text:p>
      <text:p text:style-name="P2"><text:tab/><text:span text:style-name="T5">Username</text:span><text:tab/></text:p>
      <text:p text:style-name="P1"/>
      <text:p text:style-name="P1"/>
      <text:p text:style-name="P1"><text:span text:style-name="T18">5</text:span>. ITEM</text:p>
      <text:p text:style-name="P1"><text:tab/><text:span text:style-name="T4">Item_ID </text:span></text:p>
      <text:p text:style-name="P8"><text:tab/><text:span text:style-name="T19">Item_Name</text:span></text:p>
      <text:p text:style-name="P8"><text:tab/><text:span text:style-name="T18">Shop_Name</text:span></text:p>
      <text:p text:style-name="P1"><text:tab/>Price</text:p>
      <text:p text:style-name="P1"><text:tab/>S<text:span text:style-name="T18">hop</text:span>_<text:span text:style-name="T18">Name</text:span> foreign key references Shop_<text:span text:style-name="T18">Name</text:span> in Shop <text:span text:style-name="T18">Owner</text:span></text:p>
      <text:p text:style-name="P1"/>
      <text:p text:style-name="P17"/>
      <text:p text:style-name="P17"><text:span text:style-name="T23">6</text:span>. <text:s/>BILL<text:tab/></text:p>
      <text:p text:style-name="P1"><text:tab/><text:span text:style-name="T10">Bill_No</text:span></text:p>
      <text:p text:style-name="P18"><text:tab/><text:span text:style-name="T25">Username</text:span></text:p>
      <text:p text:style-name="P18"><text:tab/><text:span text:style-name="T21">Shop_Name</text:span></text:p>
      <text:p text:style-name="P18"><text:tab/>Item_ID</text:p>
      <text:p text:style-name="P11"><text:tab/>Quantity</text:p>
      <text:p text:style-name="P11"/>
      <text:p text:style-name="P19"><text:span text:style-name="T12">B</text:span><text:span text:style-name="T8">ill_No ---&gt; </text:span><text:span text:style-name="T13">Username</text:span><text:span text:style-name="T19">, </text:span><text:span text:style-name="T8">Shop_Name</text:span></text:p>
      <text:p text:style-name="P19"><text:span text:style-name="T12">I</text:span><text:span text:style-name="T8">tem_ID, Bill_No ---&gt; Quantity</text:span></text:p>
      <text:p text:style-name="P20"/>
      <text:p text:style-name="P20">Based on these F<text:span text:style-name="T22">unctional Dependencies</text:span>, we decompose <text:span text:style-name="T22">the table </text:span>into :</text:p>
      <text:p text:style-name="P21"/>
      <text:p text:style-name="P21"><text:span text:style-name="T23">6</text:span>a. <text:span text:style-name="T22">BILL</text:span><text:tab/></text:p>
      <text:p text:style-name="P21"><text:span text:style-name="T11"><text:tab/></text:span><text:span text:style-name="T4">Bill_No</text:span></text:p>
      <text:p text:style-name="P20"><text:tab/><text:span text:style-name="T24">Username</text:span></text:p>
      <text:p text:style-name="P18"><text:tab/><text:span text:style-name="T21">Shop_Name</text:span></text:p>
      <text:p text:style-name="P20"/>
      <text:p text:style-name="P21"><text:span text:style-name="T23">6</text:span>b. <text:span text:style-name="T22">CART</text:span> <text:s/><text:tab/></text:p>
      <text:p text:style-name="P21"><text:span text:style-name="T11"><text:tab/></text:span><text:span text:style-name="T4">Item_ID</text:span></text:p>
      <text:p text:style-name="P16"><text:span text:style-name="T8"><text:tab/></text:span>Bill_No</text:p>
      <text:p text:style-name="P20"><text:tab/>Quantity</text:p>
      <text:p text:style-name="P1"/>
      <text:p text:style-name="P1"/>
      <text:p text:style-name="P1">RELATIONSHIP SETS:</text:p>
      <text:p text:style-name="P1"><text:tab/><text:span text:style-name="T26">EARNS</text:span> – <text:span text:style-name="T26">Employee, Salary</text:span></text:p>
      <text:p text:style-name="P1"><text:tab/><text:span text:style-name="T26">GIVE</text:span> - Shop Owner, <text:span text:style-name="T26">Customer, Bill</text:span></text:p>
      <text:p text:style-name="P1"><text:tab/><text:span text:style-name="T26">BUY</text:span> – <text:span text:style-name="T26">Bill, Item, Cart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23:25:33.288141891</meta:creation-date>
    <dc:date>2017-11-02T11:00:49.167698537</dc:date>
    <meta:editing-duration>PT12H35M27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72" meta:word-count="160" meta:character-count="1014" meta:non-whitespace-character-count="862"/>
  </office:meta>
</office:document-meta>
</file>